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7cm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GUI on Java</text:p>
          </draw:text-box>
        </draw:frame>
        <draw:frame draw:style-name="gr1" draw:layer="layout" svg:width="7.97cm" svg:height="0.962cm" svg:x="19.304cm" svg:y="19.05cm">
          <draw:text-box>
            <text:p>Pemrograman Komputer 2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acam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3">
              <text:list-item>
                <text:p>AWT</text:p>
              </text:list-item>
              <text:list-item>
                <text:p>Swing</text:p>
              </text:list-item>
              <text:list-item>
                <text:p>JavaF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8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9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8cm" svg:x="9.576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8cm" svg:x="20.076cm" svg:y="19.129cm" presentation:class="page-number">
        <draw:text-box>
          <text:p text:style-name="MP2"><text:span text:style-name="MT2"><text:page-number>&lt;number&gt;</text:page-number></text:span><text:span text:style-name="MT2"> / </text:span><text:span text:style-name="MT2"><text:page-count>2</text:page-count></text:span></text:p>
        </draw:text-box>
      </draw:frame>
      <draw:custom-shape presentation:style-name="Mpr8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3:37:44.995085427</meta:creation-date>
    <dc:date>2017-03-30T22:53:49.743912014</dc:date>
    <meta:editing-duration>PT22H24M4S</meta:editing-duration>
    <meta:editing-cycles>62</meta:editing-cycles>
    <meta:generator>LibreOffice/4.2.8.2$Linux_X86_64 LibreOffice_project/420m0$Build-2</meta:generator>
    <dc:creator>P Tamami</dc:creator>
    <meta:document-statistic meta:object-count="53"/>
  </office:meta>
</office:document-meta>
</file>